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5536" officeooo:paragraph-rsid="00015536"/>
    </style:style>
    <style:style style:name="P2" style:family="paragraph" style:parent-style-name="Text_20_body">
      <style:text-properties officeooo:rsid="0001f05b" officeooo:paragraph-rsid="0001f05b"/>
    </style:style>
    <style:style style:name="P3" style:family="paragraph" style:parent-style-name="Subtitle">
      <style:text-properties officeooo:rsid="00015536" officeooo:paragraph-rsid="00015536"/>
    </style:style>
    <style:style style:name="P4" style:family="paragraph" style:parent-style-name="Title">
      <style:text-properties officeooo:rsid="00015536" officeooo:paragraph-rsid="00015536"/>
    </style:style>
    <style:style style:name="P5" style:family="paragraph" style:parent-style-name="Header">
      <style:text-properties officeooo:rsid="00015536" officeooo:paragraph-rsid="00015536"/>
    </style:style>
    <style:style style:name="P6" style:family="paragraph" style:parent-style-name="Heading_20_1">
      <style:text-properties officeooo:rsid="00015536" officeooo:paragraph-rsid="00015536"/>
    </style:style>
    <style:style style:name="P7" style:family="paragraph" style:parent-style-name="Heading_20_1">
      <style:text-properties officeooo:rsid="0001f05b" officeooo:paragraph-rsid="0001f05b"/>
    </style:style>
    <style:style style:name="T1" style:family="text">
      <style:text-properties officeooo:rsid="00015536"/>
    </style:style>
    <style:style style:name="T2" style:family="text">
      <style:text-properties style:font-name="Liberation Serif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4</text:p>
      <text:p text:style-name="P3">COMP 417</text:p>
      <text:p text:style-name="P1"/>
      <text:p text:style-name="P1">insert pic</text:p>
      <text:p text:style-name="P1"/>
      <text:h text:style-name="P6" text:outline-level="1">Part 1: Analysis of SVM / PCA performance</text:h>
      <text:p text:style-name="P2">I ran geoclass.py with different number of support vectors on the training data. Below are the results when testing the obtained classifier on data it has never seen before.</text:p>
      <text:p text:style-name="P2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The f1_score is probably the most informative, since it is a weighted combination of the obtained precision and recall.</text:p>
      <text:p text:style-name="P2">We see that there is not a lot of difference between the different classifiers. For me classifier with 13 n_components had the best scores across the board. I thus saved it and will used it for the rest of the project.</text:p>
      <text:p text:style-name="P2">Note that contrary to a naive intuition, using more components does not necessarily increase the SVM’s performance. One possible explanation is given below.</text:p>
      <text:p text:style-name="P2"><text:soft-page-break/>I<text:span text:style-name="T1">f we use too many points/vectors then our classification we will be able to fit the line perfectly through our training data. However this does not imply better performance on a new dataset, since we might have looked too much into the details of the training data.</text:span></text:p>
      <text:p text:style-name="P1">An example I was given is when we have datapoints that are positively correlated but have some noise. Having many points we can fit a line perfectly through all the points, but then we take the noise too much into account. If we now observe a new point our we might be completely off (see interpolation?)</text:p>
      <text:p text:style-name="P1"/>
      <text:h text:style-name="P7" text:outline-level="1">Part 2: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5536" officeooo:paragraph-rsid="00015536"/>
    </style:style>
    <style:style style:name="MT1" style:family="text"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Yann Vonlanthen 2608088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09:56.826990945</meta:creation-date>
    <dc:date>2017-12-01T11:44:41.488561934</dc:date>
    <meta:editing-duration>PT7M28S</meta:editing-duration>
    <meta:editing-cycles>1</meta:editing-cycles>
    <meta:document-statistic meta:table-count="0" meta:image-count="0" meta:object-count="1" meta:page-count="2" meta:paragraph-count="12" meta:word-count="234" meta:character-count="1342" meta:non-whitespace-character-count="1117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09cm" svg:y="0.315cm" chart:style-name="ch2">
          <text:p>PCA/SVN results</text:p>
        </chart:title>
        <chart:legend chart:legend-position="end" svg:x="12.775cm" svg:y="3.702cm" style:legend-expansion="high" chart:style-name="ch3"/>
        <chart:plot-area chart:style-name="ch4" chart:data-source-has-labels="both" svg:x="1.33cm" svg:y="1.273cm" svg:width="11.127cm" svg:height="6.566cm">
          <chartooo:coordinate-region svg:x="2.057cm" svg:y="1.472cm" svg:width="10.213cm" svg:height="5.72cm"/>
          <chart:axis chart:dimension="x" chart:name="primary-x" chart:style-name="ch5" chartooo:axis-type="auto">
            <chartooo:date-scale/>
            <chart:title svg:x="5.764cm" svg:y="8.018cm" chart:style-name="ch6">
              <text:p>n_components</text:p>
            </chart:title>
            <chart:categories table:cell-range-address="local-table.$A$2:.$A$18"/>
          </chart:axis>
          <chart:axis chart:dimension="y" chart:name="primary-y" chart:style-name="ch5">
            <chart:title svg:x="0.451cm" svg:y="5.01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line">
            <chart:data-point chart:repeated="17"/>
          </chart:series>
          <chart:series chart:style-name="ch10" chart:values-cell-range-address="local-table.$C$2:.$C$18" chart:label-cell-address="local-table.$C$1" chart:class="chart:line">
            <chart:data-point chart:repeated="17"/>
          </chart:series>
          <chart:series chart:style-name="ch11" chart:values-cell-range-address="local-table.$D$2:.$D$18" chart:label-cell-address="local-table.$D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_one_scor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